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fo:margin-left="0.076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paragraph-properties style:snap-to-layout-grid="false"/>
      <style:text-properties officeooo:rsid="001c4075" officeooo:paragraph-rsid="001c4075"/>
    </style:style>
    <style:style style:name="P3" style:family="paragraph" style:parent-style-name="Table_20_Contents">
      <style:paragraph-properties style:snap-to-layout-grid="false"/>
      <style:text-properties officeooo:rsid="0011e611" officeooo:paragraph-rsid="001c7c1f"/>
    </style:style>
    <style:style style:name="P4" style:family="paragraph" style:parent-style-name="Table_20_Heading">
      <style:paragraph-properties style:snap-to-layout-grid="false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11e611" officeooo:paragraph-rsid="0011e611"/>
    </style:style>
    <style:style style:name="P6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11e611" officeooo:paragraph-rsid="0011e611"/>
    </style:style>
    <style:style style:name="P7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11e611" officeooo:paragraph-rsid="001ffa37"/>
    </style:style>
    <style:style style:name="P8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1e611"/>
    </style:style>
    <style:style style:name="P9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7b57b"/>
    </style:style>
    <style:style style:name="P10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17b57b" officeooo:paragraph-rsid="0017b57b"/>
    </style:style>
    <style:style style:name="P11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1a4f1c" officeooo:paragraph-rsid="001a4f1c"/>
    </style:style>
    <style:style style:name="P12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13" style:family="paragraph" style:parent-style-name="Heading_20_3">
      <style:paragraph-properties>
        <style:tab-stops>
          <style:tab-stop style:position="0cm"/>
        </style:tab-stops>
      </style:paragraph-properties>
      <style:text-properties officeooo:paragraph-rsid="0017b57b"/>
    </style:style>
    <style:style style:name="P14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  <style:text-properties officeooo:paragraph-rsid="001bbf63"/>
    </style:style>
    <style:style style:name="T1" style:family="text">
      <style:text-properties officeooo:rsid="0011e611"/>
    </style:style>
    <style:style style:name="T2" style:family="text">
      <style:text-properties officeooo:rsid="0017b57b"/>
    </style:style>
    <style:style style:name="T3" style:family="text">
      <style:text-properties style:text-underline-style="solid" style:text-underline-width="auto" style:text-underline-color="font-color" officeooo:rsid="001bfe61"/>
    </style:style>
    <style:style style:name="T4" style:family="text">
      <style:text-properties style:text-underline-style="none" officeooo:rsid="0017b57b"/>
    </style:style>
    <style:style style:name="T5" style:family="text">
      <style:text-properties officeooo:rsid="001bfe61"/>
    </style:style>
    <style:style style:name="T6" style:family="text">
      <style:text-properties officeooo:rsid="00230cd0"/>
    </style:style>
    <style:style style:name="T7" style:family="text">
      <style:text-properties officeooo:rsid="001ffa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4" text:outline-level="2"><text:bookmark-start text:name="__DdeLink__187_1040208656"/><text:file-name text:display="name">UC05.10.01 - Incluir Curso</text:file-name><text:bookmark-end text:name="__DdeLink__187_1040208656"/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4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4">Data</text:p>
          </table:table-cell>
          <table:table-cell table:style-name="Tabela1.A2" office:value-type="string">
            <text:p text:style-name="P4">Autor</text:p>
          </table:table-cell>
          <table:table-cell table:style-name="Tabela1.C2" office:value-type="string">
            <text:p text:style-name="P4">Descrição</text:p>
          </table:table-cell>
        </table:table-row>
        <table:table-row table:style-name="Tabela1.1">
          <table:table-cell table:style-name="Tabela1.A2" office:value-type="string">
            <text:p text:style-name="P3">0<text:span text:style-name="T6">5</text:span>/0<text:span text:style-name="T6">9</text:span>/11</text:p>
          </table:table-cell>
          <table:table-cell table:style-name="Tabela1.A2" office:value-type="string">
            <text:p text:style-name="P2">Vinícius Marques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12" text:outline-level="3">Pré-condições</text:h>
      <text:list xml:id="list399443305" text:style-name="WW8Num5">
        <text:list-item>
          <text:p text:style-name="P6">Usuário deve ter permissão de acesso;</text:p>
        </text:list-item>
        <text:list-item>
          <text:p text:style-name="P8"><text:span text:style-name="T1">Usuário acionou a opção </text:span><text:span text:style-name="T2">Incluir no caso de uso base;</text:span></text:p>
        </text:list-item>
      </text:list>
      <text:h text:style-name="P12" text:outline-level="3">Atores</text:h>
      <text:p text:style-name="Text_20_body">Coordenador (primário)</text:p>
      <text:h text:style-name="P12" text:outline-level="3">Fluxo Principal</text:h>
      <text:list xml:id="list784441762" text:continue-list="list399443305" text:style-name="WW8Num5">
        <text:list-item text:start-value="1">
          <text:p text:style-name="P8"><text:span text:style-name="T1">Sistema </text:span><text:span text:style-name="T2">solicita:</text:span></text:p>
          <text:list>
            <text:list-item>
              <text:p text:style-name="P7"><text:span text:style-name="T7">Sigla do curso</text:span></text:p>
            </text:list-item>
            <text:list-item>
              <text:p text:style-name="P7"><text:span text:style-name="T7">Nome do Curso</text:span></text:p>
            </text:list-item>
            <text:list-item>
              <text:p text:style-name="P7"><text:span text:style-name="T7">Tipo de Curso</text:span></text:p>
            </text:list-item>
          </text:list>
        </text:list-item>
        <text:list-item>
          <text:p text:style-name="P8"><text:span text:style-name="T2">Sistema exibe as o</text:span><text:span text:style-name="T1">pç</text:span><text:span text:style-name="T2">ões</text:span><text:span text:style-name="T1"> </text:span><text:span text:style-name="T2">Salvar e Cancelar;</text:span></text:p>
        </text:list-item>
        <text:list-item>
          <text:p text:style-name="P10">Usuário aciona a opção Salvar;</text:p>
        </text:list-item>
        <text:list-item>
          <text:p text:style-name="P11">Sistema exibe a mensagem '<text:span text:style-name="T5">Tipo de curso</text:span> incluído com sucesso' e volta ao passo 1 do caso de uso base;</text:p>
        </text:list-item>
      </text:list>
      <text:h text:style-name="P13" text:outline-level="3">Pós-condições</text:h>
      <text:list xml:id="list653310073" text:continue-list="list784441762" text:style-name="WW8Num5">
        <text:list-item text:start-value="1">
          <text:p text:style-name="P10">Sistema inclui um novo <text:span text:style-name="T5">Tipo de curso</text:span>;</text:p>
        </text:list-item>
        <text:list-item>
          <text:p text:style-name="P9"><text:span text:style-name="T2">Sistema registrou no log de auditoria, para o usuário logado, a seguinte mensagem: “Incluído o </text:span><text:span text:style-name="T5">curso</text:span><text:span text:style-name="T2"> de nome </text:span><text:span text:style-name="T3">Extensão.</text:span><text:span text:style-name="T4">”</text:span></text:p>
        </text:list-item>
      </text:list>
      <text:h text:style-name="P12" text:outline-level="3">Regras de Negócio</text:h>
      <text:p text:style-name="P5">N/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date>2011-09-09T19:37:02</dc:date>
    <meta:editing-cycles>20</meta:editing-cycles>
    <meta:editing-duration>PT00H40M39S</meta:editing-duration>
    <meta:generator>OpenOffice.org/3.2$Linux OpenOffice.org_project/320m19$Build-9505</meta:generator>
    <meta:document-statistic meta:table-count="1" meta:image-count="0" meta:object-count="0" meta:page-count="1" meta:paragraph-count="26" meta:word-count="127" meta:character-count="727"/>
    <meta:user-defined meta:name="_DocHome" meta:value-type="float">1971586133</meta:user-defined>
  </office:meta>
</office:document-meta>
</file>